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text-properties fo:font-size="10.5pt" style:font-size-asian="10.5pt" style:font-size-complex="10.5pt"/>
    </style:style>
    <style:style style:name="P8" style:family="paragraph" style:parent-style-name="Standard" style:list-style-name="WWNum4">
      <style:paragraph-properties fo:margin-left="0.5in" fo:margin-right="0in" fo:text-indent="-0.25in" style:auto-text-indent="false"/>
      <style:text-properties fo:font-size="10.5pt" style:text-underline-style="none" style:font-size-asian="10.5pt" style:font-size-complex="10.5pt"/>
    </style:style>
    <style:style style:name="P9" style:family="paragraph" style:parent-style-name="Standard" style:list-style-name="WWNum2">
      <style:paragraph-properties fo:margin-left="1in" fo:margin-right="0in" fo:text-indent="-0.25in" style:auto-text-indent="false"/>
    </style:style>
    <style:style style:name="P10" style:family="paragraph" style:parent-style-name="Standard" style:list-style-name="WWNum4">
      <style:paragraph-properties fo:margin-left="1in" fo:margin-right="0in" fo:text-indent="-0.25in" style:auto-text-indent="false"/>
    </style:style>
    <style:style style:name="P11" style:family="paragraph" style:parent-style-name="Standard" style:list-style-name="WWNum4">
      <style:paragraph-properties fo:margin-left="1in" fo:margin-right="0in" fo:text-indent="-0.25in" style:auto-text-indent="false"/>
      <style:text-properties fo:font-size="10.5pt" style:text-underline-style="none" style:font-size-asian="10.5pt" style:font-size-complex="10.5pt"/>
    </style:style>
    <style:style style:name="P12" style:family="paragraph" style:parent-style-name="Standard" style:list-style-name="WWNum2">
      <style:paragraph-properties fo:margin-left="1.5in" fo:margin-right="0in" fo:text-indent="-0.25in" style:auto-text-indent="false"/>
    </style:style>
    <style:style style:name="P13" style:family="paragraph" style:parent-style-name="Standard" style:list-style-name="WWNum4">
      <style:paragraph-properties fo:margin-left="1.5in" fo:margin-right="0in" fo:text-indent="-0.25in" style:auto-text-indent="false"/>
    </style:style>
    <style:style style:name="P14" style:family="paragraph" style:parent-style-name="Standard" style:list-style-name="WWNum2">
      <style:paragraph-properties fo:margin-left="2in" fo:margin-right="0in" fo:text-indent="-0.25in" style:auto-text-indent="false"/>
    </style:style>
    <style:style style:name="P15" style:family="paragraph" style:parent-style-name="Standard" style:list-style-name="WWNum4">
      <style:paragraph-properties fo:margin-left="2in" fo:margin-right="0in" fo:text-indent="-0.25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font-size="10.5pt" style:text-underline-style="solid" style:text-underline-width="auto" style:text-underline-color="font-color" style:font-size-asian="10.5pt" style:font-size-complex="10.5pt"/>
    </style:style>
    <style:style style:name="P18" style:family="paragraph" style:parent-style-name="Standard" style:list-style-name="WWNum4">
      <style:paragraph-properties fo:margin-left="2.5in" fo:margin-right="0in" fo:text-indent="-0.25in" style:auto-text-indent="false"/>
    </style:style>
    <style:style style:name="P19"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style>
    <style:style style:name="T4" style:family="text">
      <style:text-properties style:text-underline-style="none"/>
    </style:style>
    <style:style style:name="T5" style:family="text">
      <style:text-properties fo:font-size="10.5pt" style:font-size-asian="10.5pt" style:font-size-complex="10.5pt"/>
    </style:style>
    <style:style style:name="T6" style:family="text">
      <style:text-properties fo:font-size="10.5pt" style:text-underline-style="none" style:font-size-asian="10.5pt" style:font-size-complex="10.5pt"/>
    </style:style>
    <style:style style:name="T7" style:family="text">
      <style:text-properties fo:font-size="10.5pt" style:text-underline-style="solid" style:text-underline-width="auto" style:text-underline-color="font-color" style:font-size-asian="10.5pt" style:font-size-complex="10.5pt"/>
    </style:style>
    <style:style style:name="T8" style:family="text">
      <style:text-properties fo:color="#1155cc" style:text-underline-style="solid" style:text-underline-width="auto" style:text-underline-color="font-color"/>
    </style:style>
    <style:style style:name="T9" style:family="text">
      <style:text-properties fo:color="#1155cc" fo:font-size="10.5pt" style:text-underline-style="solid" style:text-underline-width="auto" style:text-underline-color="font-color" style:font-size-asian="10.5pt" style:font-size-complex="10.5pt"/>
    </style:style>
    <style:style style:name="T10" style:family="text">
      <style:text-properties fo:color="#665ed0" fo:font-size="10.5pt" style:font-size-asian="10.5pt" style:font-size-complex="10.5pt"/>
    </style:style>
    <style:style style:name="T11" style:family="text">
      <style:text-properties style:font-name="Roboto" fo:font-size="10.5pt" fo:font-weight="bold" style:font-name-asian="Roboto1" style:font-size-asian="10.5pt" style:font-weight-asian="bold" style:font-name-complex="Roboto1" style:font-size-complex="10.5pt" fo:background-color="#ffffff"/>
    </style:style>
    <style:style style:name="T12" style:family="text">
      <style:text-properties style:font-name="Roboto" fo:font-size="10.5pt" style:font-name-asian="Roboto1" style:font-size-asian="10.5pt" style:font-name-complex="Roboto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Highlights from LinkedIn Privacy Policy and <text:s/>other User Agreements</text:span></text:p>
      <text:p text:style-name="Standard"/>
      <text:p text:style-name="Standard"><text:span text:style-name="T1">Privacy Policy Summary (as of 4/14/20)</text:span></text:p>
      <text:p text:style-name="Standard"/>
      <text:p text:style-name="Standard"><text:span text:style-name="T2">Introduction</text:span></text:p>
      <text:list xml:id="list1584926072" text:style-name="WWNum2">
        <text:list-item>
          <text:p text:style-name="P2">LinkedIn Corporation will be the controller of your personal data <text:span text:style-name="T3">provided to, or collected by or for, or processed in connection with</text:span>, our services. </text:p>
        </text:list-item>
      </text:list>
      <text:p text:style-name="Standard"><text:span text:style-name="T2">1. Data We Collect</text:span></text:p>
      <text:p text:style-name="Standard"><text:span text:style-name="T2">1.1 Data you Provide To Us</text:span></text:p>
      <text:list xml:id="list93239593635272" text:continue-numbering="true" text:style-name="WWNum2">
        <text:list-item>
          <text:p text:style-name="P2">“Please do not post or add personal data to your profile that you would not want to be publicly available.”</text:p>
        </text:list-item>
        <text:list-item>
          <text:p text:style-name="P2">“ If you opt to import your address book, we receive your contacts (including contact information your service provider(s) or app automatically added to your address book when you communicated with addresses or numbers not already in your list).</text:p>
          <text:list>
            <text:list-item>
              <text:p text:style-name="P9">This means LinkedIn collects information on your friend’s emails, phone numbers, and other info you include in your contact book. </text:p>
            </text:list-item>
            <text:list-item>
              <text:p text:style-name="P9">Does the part where it says “numbers not already in your list” mean that they collect who you call and calls you, as well?</text:p>
            </text:list-item>
            <text:list-item>
              <text:p text:style-name="P9">This works both ways too. Your friends can share information with LinkedIn that you may deem personal, if it’s in they sync their contacts:</text:p>
              <text:list>
                <text:list-item>
                  <text:p text:style-name="P12">“<text:span text:style-name="T5">We receive personal data (including contact information) about you when others import or sync their contacts or calendar with our Services, associate their contacts with Member profiles, scan and upload business cards, or send messages using our Services (including invites or connection requests). If you or others opt-in to sync email accounts with our Services, we will also collect “email header” information that we can associate with Member profiles.”</text:span></text:p>
                </text:list-item>
              </text:list>
            </text:list-item>
          </text:list>
        </text:list-item>
        <text:list-item>
          <text:p text:style-name="P2">If you sync your contacts or calendars with our Services, we will collect your address book and calendar meeting information to keep growing your network by suggesting connections for you and others, and by providing information about events, e.g. times, places, attendees and contacts.”</text:p>
          <text:list>
            <text:list-item>
              <text:p text:style-name="P9">They collect all your present and past mast meetings, locations, and people shared with that. </text:p>
            </text:list-item>
          </text:list>
        </text:list-item>
      </text:list>
      <text:p text:style-name="Standard"><text:span text:style-name="T2">1.2 Data From Others and 1.3 Service Use</text:span></text:p>
      <text:p text:style-name="P1"/>
      <text:list xml:id="list93240002634068" text:continue-numbering="true" text:style-name="WWNum2">
        <text:list-item>
          <text:p text:style-name="P2"><text:span text:style-name="T3">Unless you opt-out</text:span>, we collect public information about you, such as professional-related news and accomplishments (e.g., patents granted, professional recognition, conference speakers, projects, etc.) and make it available as part of our Services (e.g. suggestions for your profile, or <text:span text:style-name="T3">notifications to others of mentions in the news</text:span>).</text:p>
          <text:list>
            <text:list-item>
              <text:p text:style-name="P9">LinkedIn crawls the web for any article about you and shares this with other people (perhaps in your network). You do not get a chance to review these articles to determine whether they’re accurate or even beneficial to you. I’m not sure if there’s even a way to stop certain articles from being shared if you don’t like their content. If a friend takes a video at a party and tags or labels you, and posts it on the web, LinkedIn can essentially take that video and share it with others, all before you even see it. </text:p>
            </text:list-item>
          </text:list>
        </text:list-item>
        <text:list-item>
          <text:p text:style-name="P2">“Partners: We receive personal data (e.g., your job title and work email address) about you when you use the services of our customers and partners, such as employers or prospective employers and applicant tracking systems providing us job application data.”</text:p>
          <text:list>
            <text:list-item>
              <text:p text:style-name="P9">This is not fair. When you sign up for a job, if the prospective company uses an applicant tracking system that is partnered with LinkedIn, all your personal information gets shared with LinkedIn. It’s hard to say no to privacy violations when it involves your livelihood (source of income). This contract doesn’t specify what information specifically, so it would be prudent to assume all information provided in a job application is collected such as:</text:p>
              <text:list>
                <text:list-item>
                  <text:p text:style-name="P12">Name, Former Name, Birthdate, Social Security Number, Employment History with specific dates, Supervisors’ names, their phone numbers, your salary amount (if you disclose it). What happens when LinkedIn has a data breach? </text:p>
                </text:list-item>
              </text:list>
            </text:list-item>
            <text:list-item>
              <text:p text:style-name="P9">Furthermore, we should look into who LinkedIn’s partners and affiliates are. </text:p>
              <text:list>
                <text:list-item>
                  <text:p text:style-name="P12">“We receive data about you when you use some of the other services provided by us or our affiliates, including Microsoft. For example, you may choose to send us information about your contacts in Microsoft apps and services, such as Outlook, for improved professional networking activities on our Services.”</text:p>
                </text:list-item>
                <text:list-item>
                  <text:p text:style-name="P12"><text:soft-page-break/>Microsoft owns LinkedIn. Some of Microsoft’s acquisitions include:</text:p>
                  <text:list>
                    <text:list-item>
                      <text:p text:style-name="P14">Skype</text:p>
                    </text:list-item>
                    <text:list-item>
                      <text:p text:style-name="P14">Yammer</text:p>
                    </text:list-item>
                    <text:list-item>
                      <text:p text:style-name="P14">Hotmail</text:p>
                    </text:list-item>
                    <text:list-item>
                      <text:p text:style-name="P14">Spectrum^</text:p>
                    </text:list-item>
                    <text:list-item>
                      <text:p text:style-name="P14">GitHub ;) </text:p>
                    </text:list-item>
                    <text:list-item>
                      <text:p text:style-name="P14">For more: <text:a xlink:type="simple" xlink:href="https://www.microsoft.com/en-us/Investor/acquisition-history.aspx" text:style-name="ListLabel_20_46" text:visited-style-name="ListLabel_20_46"><text:span text:style-name="T8">https://www.microsoft.com/en-us/Investor/acquisition-history.aspx</text:span></text:a></text:p>
                    </text:list-item>
                    <text:list-item>
                      <text:p text:style-name="P14">So everything that you post on your GitHub, in Skype chats, your old Hotmail account, can also be traced and connected to your LinkedIn profile. That’s a lot of data. </text:p>
                    </text:list-item>
                  </text:list>
                </text:list-item>
              </text:list>
            </text:list-item>
          </text:list>
        </text:list-item>
      </text:list>
      <text:p text:style-name="Standard"><text:span text:style-name="T2">1.4 Cookies and Similar Technologies</text:span></text:p>
      <text:list xml:id="list3300922501" text:style-name="WWNum1">
        <text:list-item>
          <text:p text:style-name="P3">In Progress</text:p>
        </text:list-item>
        <text:list-item>
          <text:p text:style-name="P3">Need to review separate Cookie Policy</text:p>
        </text:list-item>
      </text:list>
      <text:p text:style-name="Standard"><text:span text:style-name="T2">1.5 Your Device and Location</text:span></text:p>
      <text:list xml:id="list93240427752076" text:continue-list="list93240002634068" text:style-name="WWNum2">
        <text:list-item>
          <text:p text:style-name="P2">“<text:span text:style-name="T5"> we receive the URL of both the site you came from and the one you go to and the time of your visit”</text:span></text:p>
          <text:list>
            <text:list-item>
              <text:p text:style-name="P9"><text:span text:style-name="T5">Standard, but could reveal information you didn’t want to be collected</text:span></text:p>
            </text:list-item>
          </text:list>
        </text:list-item>
        <text:list-item>
          <text:p text:style-name="P2"><text:span text:style-name="T5">“ We also get information about your network and device (e.g., IP address, proxy server, operating system, web browser and add-ons, device identifier and features, cookie IDs and/or ISP, or your mobile carrier)”</text:span></text:p>
          <text:list>
            <text:list-item>
              <text:p text:style-name="P9"><text:span text:style-name="T5">Standard but still questionable</text:span></text:p>
            </text:list-item>
          </text:list>
        </text:list-item>
        <text:list-item>
          <text:p text:style-name="P2"><text:span text:style-name="T5">“If you use our Services from a mobile device, that device will send us data about your location based on your phone settings. We will ask you to opt-in before we use GPS or other tools to identify your precise location.”</text:span></text:p>
          <text:list>
            <text:list-item>
              <text:p text:style-name="P9"><text:span text:style-name="T5">Standard as well, but is this really necessary? Do they really need to collect your location every time to improve their service?</text:span></text:p>
            </text:list-item>
          </text:list>
        </text:list-item>
      </text:list>
      <text:p text:style-name="Standard"><text:span text:style-name="T2">1.6 Messages</text:span></text:p>
      <text:list xml:id="list4277231724" text:style-name="WWNum5">
        <text:list-item>
          <text:p text:style-name="P4">In progress</text:p>
        </text:list-item>
        <text:list-item>
          <text:p text:style-name="P4">Need to review User Agreement and Professional Community Policies</text:p>
        </text:list-item>
      </text:list>
      <text:p text:style-name="Standard"><text:span text:style-name="T2">1.8 Sites and Services of Others</text:span></text:p>
      <text:list xml:id="list3956911438" text:style-name="WWNum3">
        <text:list-item>
          <text:p text:style-name="P5">“<text:span text:style-name="T5">We receive information about your visits and interaction with services provided by others when you log-in with LinkedIn or visit others’ services that include some of our plugins (such as “Apply with LinkedIn”) or our ads, cookies or similar technologies”</text:span></text:p>
        </text:list-item>
        <text:list-item>
          <text:p text:style-name="P5"><text:span text:style-name="T5">Once again, standard, and also difficult to avoid</text:span></text:p>
        </text:list-item>
      </text:list>
      <text:p text:style-name="P16"><text:span text:style-name="T7">1.9 Other</text:span></text:p>
      <text:list xml:id="list2916061162" text:style-name="WWNum4">
        <text:list-item>
          <text:p text:style-name="P6">“<text:span text:style-name="T5">If we collect materially different personal data or materially change how we collect, use or share your data, we will notify you and may also modify this Privacy Policy.”</text:span></text:p>
          <text:list>
            <text:list-item>
              <text:p text:style-name="P10"><text:soft-page-break/><text:span text:style-name="T5">What is materially different? </text:span></text:p>
            </text:list-item>
            <text:list-item>
              <text:p text:style-name="P10"><text:span text:style-name="T5">This can mean different things to different people. </text:span></text:p>
            </text:list-item>
            <text:list-item>
              <text:p text:style-name="P10"><text:span text:style-name="T5">This Privacy Policy can be modified at any time. </text:span></text:p>
            </text:list-item>
            <text:list-item>
              <text:p text:style-name="P10"><text:span text:style-name="T5">Who has the time to actually review these policies as they change? </text:span></text:p>
            </text:list-item>
          </text:list>
        </text:list-item>
      </text:list>
      <text:p text:style-name="P16"><text:span text:style-name="T7">2. How We Use Your Data</text:span></text:p>
      <text:p text:style-name="Standard"><text:span text:style-name="T7">2. 1 Services</text:span></text:p>
      <text:list xml:id="list93241264179129" text:continue-numbering="true" text:style-name="WWNum4">
        <text:list-item>
          <text:p text:style-name="P6">“<text:span text:style-name="T5">Subject to your and their settings, when you connect with other Members, you will be able to search each others’ connections in order to exchange professional opportunities.”</text:span></text:p>
          <text:list>
            <text:list-item>
              <text:p text:style-name="P10"><text:span text:style-name="T5">Are you ok with someone being able to search through all your professional contacts?</text:span></text:p>
            </text:list-item>
            <text:list-item>
              <text:p text:style-name="P10"><text:span text:style-name="T5">Can you choose specific connections you would allow others to see and not see?</text:span></text:p>
            </text:list-item>
            <text:list-item>
              <text:p text:style-name="P10"><text:span text:style-name="T5">Is this the default where you will have to select otherwise to not allow others to search through your contacts?</text:span></text:p>
            </text:list-item>
          </text:list>
        </text:list-item>
        <text:list-item>
          <text:p text:style-name="P6"><text:span text:style-name="T5">“ You can also opt-in to allow us to use your precise location or proximity to others for certain tasks (e.g. to suggest other </text:span><text:a xlink:type="simple" xlink:href="https://www.linkedin.com/help/linkedin/answer/75689?trk=microsites-frontend_legal_privacy-policy&amp;lang=en" text:style-name="ListLabel_20_47" text:visited-style-name="ListLabel_20_47"><text:span text:style-name="T10">nearby</text:span></text:a><text:span text:style-name="T5"> Members for you to connect with, calculate the commute to a new job, or notify your connections that you are at a professional event).”</text:span></text:p>
          <text:list>
            <text:list-item>
              <text:p text:style-name="P10"><text:span text:style-name="T5">I like that this is an opt-in, not the default.</text:span></text:p>
            </text:list-item>
            <text:list-item>
              <text:p text:style-name="P10"><text:span text:style-name="T5">Interestingly:</text:span></text:p>
              <text:list>
                <text:list-item>
                  <text:p text:style-name="P13"><text:a xlink:type="simple" xlink:href="https://www.linkedin.com/help/linkedin/answer/75689?trk=microsites-frontend_legal_privacy-policy&amp;lang=en" text:style-name="ListLabel_20_48" text:visited-style-name="ListLabel_20_48"><text:span text:style-name="T9">https://www.linkedin.com/help/linkedin/answer/75689?trk=microsites-frontend_legal_privacy-policy&amp;lang=en</text:span></text:a></text:p>
                </text:list-item>
                <text:list-item>
                  <text:p text:style-name="P13"><text:span text:style-name="T5">“</text:span><text:span text:style-name="T11">Note</text:span><text:span text:style-name="T12">: LinkedIn doesn’t track, monitor, or store your location data”</text:span></text:p>
                  <text:list>
                    <text:list-item>
                      <text:p text:style-name="P15"><text:span text:style-name="T5">This statement isn’t anywhere in the Privacy Policy. It’s in their Help section on using the “Using the Find Nearby Feature”. In the Privacy Policy, they mention that they do receive your location data, and that they provide your general location, like your city, to their customers (section 2.2). You will need to opt-in for them to access your gps (precise) location.</text:span></text:p>
                      <text:list>
                        <text:list-item>
                          <text:p text:style-name="P18"><text:span text:style-name="T5">It would still be nice to have that option. Does everyone on the web, or your connections, need to know your city? Who exactly are the customers that get to know what city you live in? Are they recruiters? Who else gets this information in exchange for $? </text:span></text:p>
                        </text:list-item>
                      </text:list>
                    </text:list-item>
                  </text:list>
                </text:list-item>
              </text:list>
            </text:list-item>
          </text:list>
        </text:list-item>
        <text:list-item>
          <text:p text:style-name="P6"><text:span text:style-name="T5">“We use your content, activity and other data, including your name and photo, to provide notices to your network and others. For example, subject to your </text:span><text:a xlink:type="simple" xlink:href="https://www.linkedin.com/psettings/" text:style-name="ListLabel_20_47" text:visited-style-name="ListLabel_20_47"><text:span text:style-name="T10">settings</text:span></text:a><text:span text:style-name="T5">, we may notify others that you have updated your profile, posted content, took a social action, used a feature, made new connections or were </text:span><text:a xlink:type="simple" xlink:href="https://www.linkedin.com/help/linkedin/answer/50021?trk=microsites-frontend_legal_privacy-policy&amp;lang=en" text:style-name="ListLabel_20_47" text:visited-style-name="ListLabel_20_47"><text:span text:style-name="T10">mentioned in the news</text:span></text:a><text:span text:style-name="T5">.”</text:span></text:p>
          <text:list>
            <text:list-item>
              <text:p text:style-name="P10"><text:span text:style-name="T5">Mentioned in the news?</text:span></text:p>
              <text:list>
                <text:list-item>
                  <text:p text:style-name="P13"><text:span text:style-name="T5">In Progress</text:span></text:p>
                </text:list-item>
              </text:list>
            </text:list-item>
            <text:list-item>
              <text:p text:style-name="P11"/>
            </text:list-item>
          </text:list>
        </text:list-item>
        <text:list-item>
          <text:p text:style-name="P7"/>
        </text:list-item>
        <text:list-item>
          <text:p text:style-name="P8"/>
        </text:list-item>
      </text:list>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5pt" style:text-underline-style="none"/>
    </style:style>
    <style:style style:name="ListLabel_20_11" style:display-name="ListLabel 11" style:family="text">
      <style:text-properties fo:font-size="10.5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style>
    <style:style style:name="ListLabel_20_29" style:display-name="ListLabel 29" style:family="text">
      <style:text-properties fo:font-size="10.5pt" style:text-underline-style="none"/>
    </style:style>
    <style:style style:name="ListLabel_20_30" style:display-name="ListLabel 30" style:family="text">
      <style:text-properties fo:font-size="10.5pt" style:text-underline-style="none"/>
    </style:style>
    <style:style style:name="ListLabel_20_31" style:display-name="ListLabel 31" style:family="text">
      <style:text-properties fo:font-size="10.5pt" style:text-underline-style="none"/>
    </style:style>
    <style:style style:name="ListLabel_20_32" style:display-name="ListLabel 32" style:family="text">
      <style:text-properties fo:font-size="10.5pt"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665ed0" fo:font-size="10.5pt" style:font-size-asian="10.5pt" style:font-size-complex="10.5pt"/>
    </style:style>
    <style:style style:name="ListLabel_20_48" style:display-name="ListLabel 48" style:family="text">
      <style:text-properties fo:color="#1155cc" fo:font-size="10.5pt" style:text-underline-style="solid" style:text-underline-width="auto" style:text-underline-color="font-color" style:font-size-asian="10.5pt"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71" meta:word-count="1378" meta:character-count="8155" meta:non-whitespace-character-count="6889"/>
    <meta:generator>LibreOfficeDev/6.0.5.2$Linux_X86_64 LibreOffice_project/</meta:generator>
  </office:meta>
</office:document-meta>
</file>